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072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2.7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Anforderung</text:p>
            <text:p/>
            <text:p/>
            <text:p/>
            <text:p/>
            <text:p/>
            <text:p/>
            <text:p/>
            <text:p>Ziele <text:s text:c="38"/></text:p>
          </table:table-cell>
          <table:table-cell table:style-name="ce2" office:value-type="string" calcext:value-type="string">
            <text:p>Das Tanksystem soll pro Tanksäule ein Bezahlterminal haben</text:p>
          </table:table-cell>
          <table:table-cell table:style-name="ce2" office:value-type="string" calcext:value-type="string">
            <text:p>Das Tanksystem kann das Tanken jeweils von Mo-So von 0-24Uhr ermöglichen</text:p>
          </table:table-cell>
          <table:table-cell table:style-name="ce2" office:value-type="string" calcext:value-type="string">
            <text:p>Von dem Tanksystem muss täglich ein Backup erstellt werden</text:p>
          </table:table-cell>
          <table:table-cell table:style-name="ce2" office:value-type="string" calcext:value-type="string">
            <text:p>Der Kunde soll mittels Bargeld oder Debit/Kredit-Karten bezahlen können</text:p>
          </table:table-cell>
          <table:table-cell table:style-name="ce2" office:value-type="string" calcext:value-type="string">
            <text:p>Der Mitarbeiter hat ein Badge mit welcehm Treibstoff auf Lohn bezogen werden kann</text:p>
          </table:table-cell>
          <table:table-cell table:style-name="ce2" office:value-type="string" calcext:value-type="string">
            <text:p>Das Bedienterminal erlaubt nur das einführen von Geldnoten und keine Münzen</text:p>
          </table:table-cell>
        </table:table-row>
        <table:table-row table:style-name="ro2">
          <table:table-cell office:value-type="string" calcext:value-type="string">
            <text:p>Das System hat ein funktionierendes Interface zu den bereits bestehenden EDV-System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geldlose Zahlungssyste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weitung der Öffnungszeiten auf 24/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tomatisches Bestelen von Treibstoff beim Liferanten bei Erreichen eines Minimalbestand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tomatisierte Abrechnung mit den Bereichen Personal, Rechnungswesen und Anlag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erkleinern der Durchlaufszeit pro Tankvorgang auf max. 5. Minuten (jetzt 6 Minuten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Mahr</meta:initial-creator>
    <meta:creation-date>2013-12-08T15:51:22.583660407</meta:creation-date>
    <dc:date>2013-12-08T16:07:39.253582412</dc:date>
    <dc:creator>Benjamin Mahr</dc:creator>
    <meta:editing-duration>PT55S</meta:editing-duration>
    <meta:editing-cycles>1</meta:editing-cycles>
    <meta:document-statistic meta:table-count="1" meta:cell-count="13" meta:object-count="0"/>
    <meta:generator>LibreOffice/4.1.3.2$Linux_X86_64 LibreOffice_project/410$Build-2</meta:generator>
  </office:meta>
</office:document-meta>
</file>